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2cm"/>
    </style:style>
    <style:style style:name="co2" style:family="table-column">
      <style:table-column-properties fo:break-before="auto" style:column-width="10.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color="#000000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6pt solid #000000"/>
      <style:text-properties fo:color="#000000" style:font-name="Times New Roman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 style:font-name="Times New Roman"/>
    </style:style>
    <style:style style:name="ce5" style:family="table-cell" style:parent-style-name="Default">
      <style:table-cell-properties fo:background-color="transparent" fo:border="none"/>
      <style:text-properties fo:color="#000000" style:font-name="Times New Roman"/>
    </style:style>
    <style:style style:name="ce6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Times New Roman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1022" table:default-cell-style-name="ce7"/>
        <table:table-row table:style-name="ro1">
          <table:table-cell table:style-name="ce1" office:value-type="string">
            <text:p>Merkmale</text:p>
          </table:table-cell>
          <table:table-cell table:style-name="ce1" office:value-type="string">
            <text:p>Beispiel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beschränkte Anzahl von Personen </text:p>
          </table:table-cell>
          <table:table-cell table:style-name="ce3" office:value-type="string">
            <text:p>Josephe,Jeronimo,ihr Kind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haraktere sind weitestgehend eindimensional </text:p>
          </table:table-cell>
          <table:table-cell table:style-name="ce3" office:value-type="string">
            <text:p>Keine Vergangenhei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ußergewöhnliches Ereignis </text:p>
          </table:table-cell>
          <table:table-cell table:style-name="ce3" office:value-type="string">
            <text:p>Erdbeben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Begebenheit ist unerhört, neuartig, außergewöhnlich oder auch in der Geschichte ungewöhnlich, aber eben berichtenswert und in der Erfahrungswelt des Lesers “neu” </text:p>
          </table:table-cell>
          <table:table-cell table:style-name="ce3" office:value-type="string">
            <text:p>Eine Frau wurde in einem Kloster geschwängert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ovelle ist glaubhaft in der wirklichen Welt </text:p>
          </table:table-cell>
          <table:table-cell table:style-name="ce3" office:value-type="string">
            <text:p>Erdbeben,Gericht,Prozesse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ie Novelle hat eine strenge, geschlossene Form. Der Aufbau ist also sehr klar und es gibt wenig Hintergrundinformationen zu den einzelnen Begebenheiten, Charakteren und Schauplätzen</text:p>
          </table:table-cell>
          <table:table-cell table:style-name="ce3" office:value-type="string">
            <text:p>Keine Vergangenheit,kennt nur Name des Schauplatzes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konkrete Situation wobei die Personen haargenau durchleuchtet werden</text:p>
          </table:table-cell>
          <table:table-cell table:style-name="ce3" office:value-type="string">
            <text:p>nach dem Erdbeben wird sehr viel drum herum erzählt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Es gibt viele Wendepunkte in einer Novelle. Diese Wendung ist meist ein</text:p>
          </table:table-cell>
          <table:table-cell table:style-name="ce5" office:value-type="string">
            <text:p>Erdbeben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Schicksalseibruch im Leben des Protagonisten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3" office:value-type="string">
            <text:p>Novelle wird von unkrontrollierbaren Mächten kontrolliert</text:p>
          </table:table-cell>
          <table:table-cell table:style-name="ce3" office:value-type="string">
            <text:p>Erdbeben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Zeit und Raum ändern sich auf unlogische Weise </text:p>
          </table:table-cell>
          <table:table-cell table:style-name="ce3" office:value-type="string">
            <text:p>Erzählunge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tarke Bilder und Symbole im Text, die die Bedeutung der Novelle vertiefen </text:p>
          </table:table-cell>
          <table:table-cell table:style-name="ce3" office:value-type="string">
            <text:p>dampfender,roter See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Es gibt einige dramatische Elemente in einer Novelle</text:p>
          </table:table-cell>
          <table:table-cell table:style-name="ce3" office:value-type="string">
            <text:p>dampfender,roter Se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Es gibt meist eine Ramenerzählung,in der die Novelle spielt</text:p>
          </table:table-cell>
          <table:table-cell table:style-name="ce3" office:value-type="string">
            <text:p>Ein Erdbeben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Die Novelle endet meist mit einem Ergebnis oder Resultat</text:p>
          </table:table-cell>
          <table:table-cell table:style-name="ce3"/>
          <table:table-cell table:number-columns-repeated="1022"/>
        </table:table-row>
        <table:table-row table:style-name="ro4" table:number-rows-repeated="5">
          <table:table-cell table:style-name="ce3" table:number-columns-repeated="2"/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2:35:28.97</meta:creation-date>
    <dc:date>2014-05-02T13:02:17.08</dc:date>
    <meta:editing-duration>PT11M37S</meta:editing-duration>
    <meta:editing-cycles>1</meta:editing-cycles>
    <meta:document-statistic meta:table-count="1" meta:cell-count="30" meta:object-count="0"/>
    <meta:generator>LibreOffice/3.6$Windows_x86 LibreOffice_project/da8c1e6-fd468f4-454e206-f42a4a9-143cfd</meta:generator>
  </office:meta>
</office:document-meta>
</file>